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Instruction on how to run the code</text:span> </text:p>
      <text:p text:style-name="Standard"/>
      <text:p text:style-name="Standard">1- <text:span text:style-name="T2">Install idea intellij.</text:span></text:p>
      <text:p text:style-name="P1"/>
      <text:p text:style-name="P1">2- Create project in scala <text:s/>with 2.11.12 version and sbt 0.13.17 version respectively.</text:p>
      <text:p text:style-name="P1"/>
      <text:p text:style-name="P1">3- <text:s/>In build.sbt add spark-sql dependency and refresh the project.</text:p>
      <text:p text:style-name="P1"/>
      <text:p text:style-name="P1">4- Clone the Fifa_19 project from github.</text:p>
      <text:p text:style-name="P1"/>
      <text:p text:style-name="P1">5- Load the csv file into your local directory and create fifa folder and put the csv into that folder.</text:p>
      <text:p text:style-name="P1"/>
      <text:p text:style-name="P1">6- Then run main scala object and see the output in the console.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M27S</meta:editing-duration>
    <meta:editing-cycles>5</meta:editing-cycles>
    <meta:generator>OpenOffice/4.1.7$Win32 OpenOffice.org_project/417m1$Build-9800</meta:generator>
    <dc:date>2020-07-14T17:58:26.20</dc:date>
    <meta:document-statistic meta:table-count="0" meta:image-count="0" meta:object-count="0" meta:page-count="1" meta:paragraph-count="8" meta:word-count="74" meta:character-count="421"/>
    <meta:user-defined meta:name="Info 1"/>
    <meta:user-defined meta:name="Info 2"/>
    <meta:user-defined meta:name="Info 3"/>
    <meta:user-defined meta:name="Info 4"/>
  </office:meta>
</office:document-meta>
</file>